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7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3.75cm" fo:min-width="0.5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2.95cm" fo:min-width="0.5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0.5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2.55cm" fo:min-width="0.5cm"/>
    </style:style>
    <style:style style:name="gr14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roid Serif"/>
    </style:style>
    <style:style style:name="P3" style:family="paragraph">
      <style:paragraph-properties fo:text-align="center"/>
      <style:text-properties style:font-name="Droid Serif"/>
    </style:style>
    <style:style style:name="P4" style:family="paragraph">
      <style:text-properties style:font-name="Droid Serif" fo:font-size="14pt" style:font-size-asian="14pt" style:font-size-complex="14pt"/>
    </style:style>
    <style:style style:name="T1" style:family="text">
      <style:text-properties style:font-name="Droid Serif"/>
    </style:style>
    <style:style style:name="T2" style:family="text">
      <style:text-properties style:font-name="Droid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onnector draw:style-name="gr1" draw:text-style-name="P1" draw:layer="layout" draw:type="line" svg:x1="11.477cm" svg:y1="1.615cm" svg:x2="11.576cm" svg:y2="20.864cm" draw:start-shape="id1" draw:start-glue-point="2" svg:d="M11477 1615l99 19249" svg:viewBox="0 0 100 19250">
          <text:p/>
        </draw:connector>
        <draw:connector draw:style-name="gr1" draw:text-style-name="P1" draw:layer="layout" svg:x1="3.551cm" svg:y1="6.383cm" svg:x2="10.003cm" svg:y2="9.463cm" draw:start-shape="id2" draw:start-glue-point="2" draw:end-shape="id3" draw:end-glue-point="3" svg:d="M3551 6383v3080h6452" svg:viewBox="0 0 6453 3081">
          <text:p/>
        </draw:connector>
        <draw:frame draw:style-name="gr2" draw:text-style-name="P2" xml:id="id1" draw:id="id1" draw:layer="layout" svg:width="5.154cm" svg:height="1.115cm" svg:x="8.9cm" svg:y="0.5cm">
          <draw:text-box>
            <text:p><text:span text:style-name="T1">DNA extraction</text:span></text:p>
          </draw:text-box>
        </draw:frame>
        <draw:frame draw:style-name="gr3" draw:text-style-name="P2" draw:layer="layout" svg:width="6.653cm" svg:height="1.115cm" svg:x="8.2cm" svg:y="1.901cm">
          <draw:text-box>
            <text:p><text:span text:style-name="T1">Qubit quantification</text:span></text:p>
          </draw:text-box>
        </draw:frame>
        <draw:frame draw:style-name="gr2" draw:text-style-name="P2" draw:layer="layout" svg:width="5.218cm" svg:height="1.115cm" svg:x="8.901cm" svg:y="3.302cm">
          <draw:text-box>
            <text:p><text:span text:style-name="T1">Electrophoresis</text:span></text:p>
          </draw:text-box>
        </draw:frame>
        <draw:frame draw:style-name="gr2" draw:text-style-name="P2" draw:layer="layout" svg:width="3.343cm" svg:height="1.115cm" svg:x="9.801cm" svg:y="4.703cm">
          <draw:text-box>
            <text:p><text:span text:style-name="T1">Digestion</text:span></text:p>
          </draw:text-box>
        </draw:frame>
        <draw:frame draw:style-name="gr4" draw:text-style-name="P3" xml:id="id2" draw:id="id2" draw:layer="layout" svg:width="5.698cm" svg:height="1.979cm" svg:x="0.702cm" svg:y="4.404cm">
          <draw:text-box>
            <text:p text:style-name="P1"><text:span text:style-name="T1">Preparation of annealing buffer</text:span></text:p>
          </draw:text-box>
        </draw:frame>
        <draw:frame draw:style-name="gr5" draw:text-style-name="P3" draw:layer="layout" svg:width="3.698cm" svg:height="1.995cm" svg:x="1.702cm" svg:y="6.605cm">
          <draw:text-box>
            <text:p text:style-name="P1"><text:span text:style-name="T1">Adapter annealing</text:span></text:p>
          </draw:text-box>
        </draw:frame>
        <draw:frame draw:style-name="gr2" draw:text-style-name="P2" draw:layer="layout" svg:width="3.152cm" svg:height="1.115cm" svg:x="9.902cm" svg:y="6.104cm">
          <draw:text-box>
            <text:p><text:span text:style-name="T1">Clean up</text:span></text:p>
          </draw:text-box>
        </draw:frame>
        <draw:frame draw:style-name="gr2" draw:text-style-name="P2" draw:layer="layout" svg:width="7.119cm" svg:height="1.115cm" svg:x="7.902cm" svg:y="7.505cm">
          <draw:text-box>
            <text:p><text:span text:style-name="T1">Agilent quantification</text:span></text:p>
          </draw:text-box>
        </draw:frame>
        <draw:frame draw:style-name="gr2" draw:text-style-name="P2" xml:id="id3" draw:id="id3" draw:layer="layout" svg:width="3.004cm" svg:height="1.115cm" svg:x="10.003cm" svg:y="8.906cm">
          <draw:text-box>
            <text:p><text:span text:style-name="T1">Ligation</text:span></text:p>
          </draw:text-box>
        </draw:frame>
        <draw:frame draw:style-name="gr2" draw:text-style-name="P2" draw:layer="layout" svg:width="9.371cm" svg:height="1.115cm" svg:x="6.803cm" svg:y="11.707cm">
          <draw:text-box>
            <text:p><text:span text:style-name="T1">Clean up / large size selection</text:span></text:p>
          </draw:text-box>
        </draw:frame>
        <draw:frame draw:style-name="gr2" draw:text-style-name="P2" draw:layer="layout" svg:width="9.642cm" svg:height="1.115cm" svg:x="6.703cm" svg:y="13.108cm">
          <draw:text-box>
            <text:p><text:span text:style-name="T1">Clean up / small size selection </text:span></text:p>
          </draw:text-box>
        </draw:frame>
        <draw:frame draw:style-name="gr2" draw:text-style-name="P2" draw:layer="layout" svg:width="3.343cm" svg:height="1.115cm" svg:x="9.803cm" svg:y="10.307cm">
          <draw:text-box>
            <text:p><text:span text:style-name="T1">Digestion</text:span></text:p>
          </draw:text-box>
        </draw:frame>
        <draw:frame draw:style-name="gr2" draw:text-style-name="P2" draw:layer="layout" svg:width="7.119cm" svg:height="1.115cm" svg:x="7.904cm" svg:y="14.508cm">
          <draw:text-box>
            <text:p><text:span text:style-name="T1">Agilent quantification</text:span></text:p>
          </draw:text-box>
        </draw:frame>
        <draw:frame draw:style-name="gr2" draw:text-style-name="P2" draw:layer="layout" svg:width="2.78cm" svg:height="1.115cm" svg:x="10.105cm" svg:y="15.909cm">
          <draw:text-box>
            <text:p><text:span text:style-name="T1">Pooling</text:span></text:p>
          </draw:text-box>
        </draw:frame>
        <draw:frame draw:style-name="gr2" draw:text-style-name="P2" draw:layer="layout" svg:width="4.655cm" svg:height="1.115cm" svg:x="9.205cm" svg:y="17.31cm">
          <draw:text-box>
            <text:p><text:span text:style-name="T1">Amplification</text:span></text:p>
          </draw:text-box>
        </draw:frame>
        <draw:frame draw:style-name="gr6" draw:text-style-name="P4" draw:layer="layout" svg:width="5.413cm" svg:height="0.924cm" svg:x="16.8cm" svg:y="0.5cm">
          <draw:text-box>
            <text:p><text:span text:style-name="T2">~30 samples * 100 µl.</text:span></text:p>
          </draw:text-box>
        </draw:frame>
        <draw:frame draw:style-name="gr6" draw:text-style-name="P4" draw:layer="layout" svg:width="6.043cm" svg:height="0.924cm" svg:x="16.8cm" svg:y="2cm">
          <draw:text-box>
            <text:p><text:span text:style-name="T2">Expecting 1.0-10.0 ng/µl</text:span></text:p>
          </draw:text-box>
        </draw:frame>
        <draw:frame draw:style-name="gr6" draw:text-style-name="P4" draw:layer="layout" svg:width="8.033cm" svg:height="0.924cm" svg:x="16.8cm" svg:y="4.7cm">
          <draw:text-box>
            <text:p><text:span text:style-name="T2">24 samples * 2 reactions/sample</text:span></text:p>
          </draw:text-box>
        </draw:frame>
        <draw:frame draw:style-name="gr6" draw:text-style-name="P4" draw:layer="layout" svg:width="3.402cm" svg:height="0.924cm" svg:x="16.801cm" svg:y="5.9cm">
          <draw:text-box>
            <text:p><text:span text:style-name="T2">24 s., 50 µl/s.</text:span></text:p>
          </draw:text-box>
        </draw:frame>
        <draw:frame draw:style-name="gr6" draw:text-style-name="P4" draw:layer="layout" svg:width="5.248cm" svg:height="0.924cm" svg:x="16.8cm" svg:y="7.3cm">
          <draw:text-box>
            <text:p><text:span text:style-name="T2">Expecting 2-20 ng/µl</text:span></text:p>
          </draw:text-box>
        </draw:frame>
        <draw:frame draw:style-name="gr7" draw:text-style-name="P4" draw:layer="layout" svg:width="6.2cm" svg:height="1.597cm" svg:x="16.8cm" svg:y="9.7cm">
          <draw:text-box>
            <text:p><text:span text:style-name="T2">2nd digestion removes chimeras, not adapters.</text:span></text:p>
          </draw:text-box>
        </draw:frame>
        <draw:frame draw:style-name="gr8" draw:text-style-name="P4" draw:layer="layout" svg:width="7.8cm" svg:height="1.597cm" svg:x="16.8cm" svg:y="15.501cm">
          <draw:text-box>
            <text:p><text:span text:style-name="T2">3 pools, balanced composition</text:span></text:p>
          </draw:text-box>
        </draw:frame>
        <draw:frame draw:style-name="gr2" draw:text-style-name="P2" draw:layer="layout" svg:width="3.076cm" svg:height="1.115cm" svg:x="10.006cm" svg:y="18.711cm">
          <draw:text-box>
            <text:p><text:span text:style-name="T1">clean up</text:span></text:p>
          </draw:text-box>
        </draw:frame>
        <draw:g>
          <draw:custom-shape draw:style-name="gr9" draw:text-style-name="P3" draw:layer="layout" svg:width="1cm" svg:height="4cm" svg:x="25.4cm" svg:y="0.6cm">
            <text:p text:style-name="P3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4.4cm">
            <text:p text:style-name="P3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5.8cm">
            <text:p text:style-name="P3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7.2cm">
            <text:p text:style-name="P3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8.6cm">
            <text:p text:style-name="P3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10cm">
            <text:p text:style-name="P3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cm" svg:height="3.2cm" svg:x="25.4cm" svg:y="11.4cm">
            <text:p text:style-name="P3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cm" svg:height="1.2cm" svg:x="25.4cm" svg:y="14.6cm">
            <text:p text:style-name="P3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1cm" svg:height="2.8cm" svg:x="25.4cm" svg:y="15.8cm">
            <text:p text:style-name="P3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.4cm" svg:x="25.4cm" svg:y="18.6cm">
            <text:p text:style-name="P3"><text:span text:style-name="T1">27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é Lledó</meta:initial-creator>
    <meta:creation-date>2016-09-02T12:59:24.967577086</meta:creation-date>
    <dc:date>2016-09-02T14:00:24.094937533</dc:date>
    <dc:creator>José Lledó</dc:creator>
    <meta:editing-duration>PT14M18S</meta:editing-duration>
    <meta:editing-cycles>2</meta:editing-cycles>
    <meta:generator>LibreOffice/4.3.3.2$Linux_X86_64 LibreOffice_project/430m0$Build-2</meta:generator>
    <meta:document-statistic meta:object-count="59"/>
  </office:meta>
</office:document-meta>
</file>